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0.603cm"/>
    </style:style>
    <style:style style:name="Tableau2.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au2.A2" style:family="table-cell">
      <style:table-cell-properties fo:background-color="#ffff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style:tab-stops>
          <style:tab-stop style:position="17cm" style:type="right"/>
        </style:tab-stops>
      </style:paragraph-properties>
    </style:style>
    <style:style style:name="P2" style:family="paragraph" style:parent-style-name="Text_20_body">
      <style:paragraph-properties fo:text-align="center" style:justify-single-word="false"/>
      <style:text-properties officeooo:paragraph-rsid="00058e13"/>
    </style:style>
    <style:style style:name="P3" style:family="paragraph" style:parent-style-name="Text_20_body">
      <style:paragraph-properties fo:text-align="center" style:justify-single-word="false"/>
      <style:text-properties officeooo:paragraph-rsid="001ca756"/>
    </style:style>
    <style:style style:name="P4" style:family="paragraph" style:parent-style-name="Text_20_body">
      <style:text-properties officeooo:rsid="00224363" officeooo:paragraph-rsid="00224363"/>
    </style:style>
    <style:style style:name="P5" style:family="paragraph" style:parent-style-name="Text_20_body">
      <style:text-properties officeooo:rsid="00224363" officeooo:paragraph-rsid="0023b2d4"/>
    </style:style>
    <style:style style:name="P6" style:family="paragraph" style:parent-style-name="Text_20_body">
      <style:text-properties officeooo:rsid="00224363" officeooo:paragraph-rsid="00279b99"/>
    </style:style>
    <style:style style:name="P7" style:family="paragraph" style:parent-style-name="Text_20_body">
      <style:text-properties style:font-name="Courier" officeooo:rsid="00224363" officeooo:paragraph-rsid="00224363"/>
    </style:style>
    <style:style style:name="P8" style:family="paragraph" style:parent-style-name="Text_20_body">
      <style:text-properties style:font-name="Courier" officeooo:rsid="00224363" officeooo:paragraph-rsid="002276fc"/>
    </style:style>
    <style:style style:name="P9" style:family="paragraph" style:parent-style-name="Text_20_body">
      <style:text-properties style:font-name="Courier" officeooo:rsid="00224363" officeooo:paragraph-rsid="00224363" fo:background-color="#ffff00"/>
    </style:style>
    <style:style style:name="P10" style:family="paragraph" style:parent-style-name="Text_20_body">
      <style:text-properties officeooo:paragraph-rsid="0026f611"/>
    </style:style>
    <style:style style:name="P11" style:family="paragraph" style:parent-style-name="Text_20_body">
      <style:text-properties fo:font-weight="bold" officeooo:rsid="00224363" officeooo:paragraph-rsid="00224363" style:font-weight-asian="bold" style:font-weight-complex="bold"/>
    </style:style>
    <style:style style:name="P12" style:family="paragraph" style:parent-style-name="Index_20_Heading">
      <style:paragraph-properties fo:text-align="center" style:justify-single-word="false"/>
    </style:style>
    <style:style style:name="P13" style:family="paragraph" style:parent-style-name="Table_20_Contents">
      <style:paragraph-properties fo:text-align="center" style:justify-single-word="false"/>
      <style:text-properties officeooo:rsid="00058e13" officeooo:paragraph-rsid="00058e13"/>
    </style:style>
    <style:style style:name="P14" style:family="paragraph" style:parent-style-name="Object_20_index_20_heading">
      <style:text-properties officeooo:rsid="00224363" officeooo:paragraph-rsid="00224363"/>
    </style:style>
    <style:style style:name="P15" style:family="paragraph" style:parent-style-name="Object_20_index_20_heading">
      <style:text-properties officeooo:rsid="002222de" officeooo:paragraph-rsid="002222de"/>
    </style:style>
    <style:style style:name="P16" style:family="paragraph" style:parent-style-name="Text_20_body">
      <style:paragraph-properties fo:text-align="justify" style:justify-single-word="false" style:writing-mode="page">
        <style:tab-stops>
          <style:tab-stop style:position="16.907cm" style:leader-style="solid" style:leader-text="_"/>
        </style:tab-stops>
      </style:paragraph-properties>
      <style:text-properties officeooo:rsid="002222de" officeooo:paragraph-rsid="00224363"/>
    </style:style>
    <style:style style:name="P17"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officeooo:rsid="002222de" officeooo:paragraph-rsid="00224363"/>
    </style:style>
    <style:style style:name="P18"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officeooo:rsid="00224363" officeooo:paragraph-rsid="00224363"/>
    </style:style>
    <style:style style:name="P19"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officeooo:rsid="00224363" officeooo:paragraph-rsid="00279b99"/>
    </style:style>
    <style:style style:name="P20"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officeooo:rsid="00224363" officeooo:paragraph-rsid="0029da82"/>
    </style:style>
    <style:style style:name="P21" style:family="paragraph" style:parent-style-name="Text_20_body">
      <style:paragraph-properties style:writing-mode="page">
        <style:tab-stops>
          <style:tab-stop style:position="17cm" style:leader-style="solid" style:leader-text="_"/>
        </style:tab-stops>
      </style:paragraph-properties>
      <style:text-properties officeooo:rsid="00224363" officeooo:paragraph-rsid="0026f611"/>
    </style:style>
    <style:style style:name="P22" style:family="paragraph" style:parent-style-name="Text_20_body">
      <style:paragraph-properties style:writing-mode="page">
        <style:tab-stops>
          <style:tab-stop style:position="17cm" style:leader-style="solid" style:leader-text="_"/>
        </style:tab-stops>
      </style:paragraph-properties>
      <style:text-properties officeooo:rsid="00224363" officeooo:paragraph-rsid="00279b99"/>
    </style:style>
    <style:style style:name="P23" style:family="paragraph" style:parent-style-name="Text_20_body">
      <style:paragraph-properties style:writing-mode="page">
        <style:tab-stops>
          <style:tab-stop style:position="17cm" style:leader-style="solid" style:leader-text="_"/>
        </style:tab-stops>
      </style:paragraph-properties>
      <style:text-properties officeooo:rsid="00224363" officeooo:paragraph-rsid="00224363"/>
    </style:style>
    <style:style style:name="P24" style:family="paragraph" style:parent-style-name="Text_20_body">
      <style:paragraph-properties style:writing-mode="page">
        <style:tab-stops>
          <style:tab-stop style:position="17cm" style:leader-style="solid" style:leader-text="_"/>
        </style:tab-stops>
      </style:paragraph-properties>
      <style:text-properties officeooo:rsid="00224363" officeooo:paragraph-rsid="0029da82"/>
    </style:style>
    <style:style style:name="P25" style:family="paragraph" style:parent-style-name="Text_20_body">
      <style:paragraph-properties style:writing-mode="page">
        <style:tab-stops>
          <style:tab-stop style:position="17cm" style:leader-style="solid" style:leader-text="_"/>
        </style:tab-stops>
      </style:paragraph-properties>
      <style:text-properties officeooo:rsid="00224363" officeooo:paragraph-rsid="0031e15b"/>
    </style:style>
    <style:style style:name="P26" style:family="paragraph" style:parent-style-name="Text_20_body">
      <style:paragraph-properties style:writing-mode="page">
        <style:tab-stops>
          <style:tab-stop style:position="17cm" style:leader-style="solid" style:leader-text="_"/>
        </style:tab-stops>
      </style:paragraph-properties>
      <style:text-properties officeooo:rsid="00224363" officeooo:paragraph-rsid="003685e0"/>
    </style:style>
    <style:style style:name="P27"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officeooo:rsid="00058e13" officeooo:paragraph-rsid="00224363"/>
    </style:style>
    <style:style style:name="P28" style:family="paragraph" style:parent-style-name="Text_20_body">
      <style:paragraph-properties style:writing-mode="page">
        <style:tab-stops>
          <style:tab-stop style:position="17cm" style:leader-style="solid" style:leader-text="_"/>
        </style:tab-stops>
      </style:paragraph-properties>
      <style:text-properties officeooo:rsid="00058e13" officeooo:paragraph-rsid="0026f611"/>
    </style:style>
    <style:style style:name="P29" style:family="paragraph" style:parent-style-name="Text_20_body">
      <style:paragraph-properties style:writing-mode="page">
        <style:tab-stops>
          <style:tab-stop style:position="17cm" style:leader-style="solid" style:leader-text="_"/>
        </style:tab-stops>
      </style:paragraph-properties>
      <style:text-properties officeooo:paragraph-rsid="00279b99"/>
    </style:style>
    <style:style style:name="P30"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officeooo:rsid="00082a58" officeooo:paragraph-rsid="00224363" fo:background-color="#ffff00"/>
    </style:style>
    <style:style style:name="P31"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officeooo:rsid="002f2631" officeooo:paragraph-rsid="002f2631"/>
    </style:style>
    <style:style style:name="P32"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officeooo:rsid="002f2631" officeooo:paragraph-rsid="002f2631"/>
    </style:style>
    <style:style style:name="P33"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officeooo:rsid="003008ec" officeooo:paragraph-rsid="003008ec"/>
    </style:style>
    <style:style style:name="P34"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officeooo:rsid="003008ec" officeooo:paragraph-rsid="003008ec" fo:background-color="transparent"/>
    </style:style>
    <style:style style:name="P35" style:family="paragraph" style:parent-style-name="Text_20_body" style:master-page-name="">
      <loext:graphic-properties draw:fill-image-width="0cm" draw:fill-image-height="0cm"/>
      <style:paragraph-properties style:page-number="auto" style:writing-mode="page">
        <style:tab-stops>
          <style:tab-stop style:position="17cm" style:type="right" style:leader-style="solid" style:leader-text="_"/>
        </style:tab-stops>
      </style:paragraph-properties>
      <style:text-properties officeooo:rsid="00224363" officeooo:paragraph-rsid="0029da82"/>
    </style:style>
    <style:style style:name="P36" style:family="paragraph" style:parent-style-name="Text_20_body">
      <style:paragraph-properties style:writing-mode="page">
        <style:tab-stops>
          <style:tab-stop style:position="16.91cm" style:type="right" style:leader-style="solid" style:leader-text="_"/>
        </style:tab-stops>
      </style:paragraph-properties>
      <style:text-properties officeooo:rsid="00224363" officeooo:paragraph-rsid="003a41e0"/>
    </style:style>
    <style:style style:name="T1" style:family="text">
      <style:text-properties officeooo:rsid="00044b13"/>
    </style:style>
    <style:style style:name="T2" style:family="text">
      <style:text-properties officeooo:rsid="00224363"/>
    </style:style>
    <style:style style:name="T3" style:family="text">
      <style:text-properties style:font-name="Courier"/>
    </style:style>
    <style:style style:name="T4" style:family="text">
      <style:text-properties style:font-name="Courier" officeooo:rsid="00224363"/>
    </style:style>
    <style:style style:name="T5" style:family="text">
      <style:text-properties style:font-name="Courier" officeooo:rsid="002276fc"/>
    </style:style>
    <style:style style:name="T6" style:family="text">
      <style:text-properties style:font-name="Courier" officeooo:rsid="0023b2d4"/>
    </style:style>
    <style:style style:name="T7" style:family="text">
      <style:text-properties style:font-name="Courier" officeooo:rsid="0025682c"/>
    </style:style>
    <style:style style:name="T8" style:family="text">
      <style:text-properties style:font-name="Courier" officeooo:rsid="0026f611"/>
    </style:style>
    <style:style style:name="T9" style:family="text">
      <style:text-properties style:font-name="Courier" officeooo:rsid="002b76cc"/>
    </style:style>
    <style:style style:name="T10" style:family="text">
      <style:text-properties fo:font-style="italic" style:font-style-asian="italic" style:font-style-complex="italic"/>
    </style:style>
    <style:style style:name="T11" style:family="text">
      <style:text-properties fo:font-style="italic" officeooo:rsid="00058e13" style:font-style-asian="italic" style:font-style-complex="italic"/>
    </style:style>
    <style:style style:name="T12" style:family="text">
      <style:text-properties fo:font-style="italic" officeooo:rsid="002276fc" style:font-style-asian="italic" style:font-style-complex="italic"/>
    </style:style>
    <style:style style:name="T13" style:family="text">
      <style:text-properties fo:font-style="italic" officeooo:rsid="00302803" style:font-style-asian="italic" style:font-style-complex="italic"/>
    </style:style>
    <style:style style:name="T14" style:family="text">
      <style:text-properties officeooo:rsid="00082a58"/>
    </style:style>
    <style:style style:name="T15" style:family="text">
      <style:text-properties fo:background-color="#ffff00" loext:char-shading-value="0"/>
    </style:style>
    <style:style style:name="T16" style:family="text">
      <style:text-properties officeooo:rsid="00082a58" fo:background-color="#ffff00" loext:char-shading-value="0"/>
    </style:style>
    <style:style style:name="T17" style:family="text">
      <style:text-properties officeooo:rsid="002222de" fo:background-color="#ffff00" loext:char-shading-value="0"/>
    </style:style>
    <style:style style:name="T18" style:family="text">
      <style:text-properties fo:background-color="transparent" loext:char-shading-value="0"/>
    </style:style>
    <style:style style:name="T19" style:family="text">
      <style:text-properties officeooo:rsid="000e5605" fo:background-color="transparent" loext:char-shading-value="0"/>
    </style:style>
    <style:style style:name="T20" style:family="text">
      <style:text-properties officeooo:rsid="00224363" fo:background-color="transparent" loext:char-shading-value="0"/>
    </style:style>
    <style:style style:name="T21" style:family="text">
      <style:text-properties officeooo:rsid="00082a58" fo:background-color="transparent" loext:char-shading-value="0"/>
    </style:style>
    <style:style style:name="T22" style:family="text">
      <style:text-properties officeooo:rsid="002222de" fo:background-color="transparent" loext:char-shading-value="0"/>
    </style:style>
    <style:style style:name="T23" style:family="text">
      <style:text-properties officeooo:rsid="001c13e0"/>
    </style:style>
    <style:style style:name="T24" style:family="text">
      <style:text-properties fo:font-weight="bold" officeooo:rsid="001c13e0" style:font-weight-asian="bold" style:font-weight-complex="bold"/>
    </style:style>
    <style:style style:name="T25" style:family="text">
      <style:text-properties fo:font-weight="bold" officeooo:rsid="002222de" style:font-weight-asian="bold" style:font-weight-complex="bold"/>
    </style:style>
    <style:style style:name="T26" style:family="text">
      <style:text-properties officeooo:rsid="002222de"/>
    </style:style>
    <style:style style:name="T27" style:family="text">
      <style:text-properties officeooo:rsid="002276fc"/>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officeooo:rsid="002276fc" style:font-weight-asian="bold" style:font-weight-complex="bold"/>
    </style:style>
    <style:style style:name="T30" style:family="text">
      <style:text-properties style:font-name="Liberation Sans1"/>
    </style:style>
    <style:style style:name="T31" style:family="text">
      <style:text-properties style:font-name="Liberation Sans1" officeooo:rsid="002222de" fo:background-color="#ffff00" loext:char-shading-value="0"/>
    </style:style>
    <style:style style:name="T32" style:family="text">
      <style:text-properties style:font-name="Liberation Sans1" officeooo:rsid="00082a58" fo:background-color="#ffff00" loext:char-shading-value="0"/>
    </style:style>
    <style:style style:name="T33" style:family="text">
      <style:text-properties officeooo:rsid="0023b2d4"/>
    </style:style>
    <style:style style:name="T34" style:family="text">
      <style:text-properties officeooo:rsid="0026f611"/>
    </style:style>
    <style:style style:name="T35" style:family="text">
      <style:text-properties officeooo:rsid="0029901d"/>
    </style:style>
    <style:style style:name="T36" style:family="text">
      <style:text-properties officeooo:rsid="002b76cc"/>
    </style:style>
    <style:style style:name="T37" style:family="text">
      <style:text-properties officeooo:rsid="002f2631"/>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Évaluation </text:p>
      <text:p text:style-name="P3"><text:span text:style-name="T10">Duré</text:span><text:span text:style-name="T11">e </text:span><text:span text:style-name="T10">: </text:span><text:span text:style-name="T13">1 heure</text:span></text:p>
      <text:p text:style-name="P3"><text:line-break/><text:span text:style-name="T23">Répondez directement dans ce fichier en complétant les blancs (signalés par un surlignage jaune).<text:line-break/></text:span><text:span text:style-name="T24">Envoyez ce document complété en pièce jointe à </text:span><text:a xlink:type="simple" xlink:href="mailto:alinehuf@ai.univ-paris8.fr" text:style-name="Internet_20_link" text:visited-style-name="Visited_20_Internet_20_Link"><text:span text:style-name="T24">aline</text:span></text:a><text:a xlink:type="simple" xlink:href="mailto:alinehuf@ai.univ-paris8.fr" text:style-name="Internet_20_link" text:visited-style-name="Visited_20_Internet_20_Link"><text:span text:style-name="T25">huf</text:span></text:a><text:a xlink:type="simple" xlink:href="mailto:alinehuf@ai.univ-paris8.fr" text:style-name="Internet_20_link" text:visited-style-name="Visited_20_Internet_20_Link"><text:span text:style-name="T24">@</text:span></text:a><text:a xlink:type="simple" xlink:href="mailto:alinehuf@ai.univ-paris8.fr" text:style-name="Internet_20_link" text:visited-style-name="Visited_20_Internet_20_Link"><text:span text:style-name="T25">ai.univ-paris8.fr</text:span></text:a><text:a xlink:type="simple" xlink:href="mailto:alinehuf@ai.univ-paris8.fr" text:style-name="Internet_20_link" text:visited-style-name="Visited_20_Internet_20_Link"><text:span text:style-name="T24"> </text:span></text:a><text:span text:style-name="T24">en précisant « REGROUPEMENT IED </text:span><text:span text:style-name="T25">JUILLET</text:span><text:span text:style-name="T24"> 201</text:span><text:span text:style-name="T25">8</text:span><text:span text:style-name="T24"> » comme sujet du mail. </text:span></text:p>
      <table:table table:name="Tableau2" table:style-name="Tableau2">
        <table:table-column table:style-name="Tableau2.A" table:number-columns-repeated="3"/>
        <table:table-row table:style-name="Tableau2.1">
          <table:table-cell table:style-name="Tableau2.A1" office:value-type="string">
            <text:p text:style-name="P2">Nom</text:p>
          </table:table-cell>
          <table:table-cell table:style-name="Tableau2.A1" office:value-type="string">
            <text:p text:style-name="P13">Prénom</text:p>
          </table:table-cell>
          <table:table-cell table:style-name="Tableau2.A1" office:value-type="string">
            <text:p text:style-name="P13">Numéro étudiant</text:p>
          </table:table-cell>
        </table:table-row>
        <table:table-row>
          <table:table-cell table:style-name="Tableau2.A2" office:value-type="string">
            <text:p text:style-name="P2"/>
          </table:table-cell>
          <table:table-cell table:style-name="Tableau2.A2" office:value-type="string">
            <text:p text:style-name="P13"/>
          </table:table-cell>
          <table:table-cell table:style-name="Tableau2.A2" office:value-type="string">
            <text:p text:style-name="P13"/>
            <text:p text:style-name="P13"/>
          </table:table-cell>
        </table:table-row>
      </table:table>
      <text:p text:style-name="P15">Connaissances générales sur Linux et votre machine</text:p>
      <text:p text:style-name="P31"><text:span text:style-name="T18">Quel acronyme utilise t’on pour désigner la mémoire volatile d’un ordinateur ?</text:span><text:span text:style-name="T22"> </text:span><text:span text:style-name="T16"><text:tab/><text:line-break/></text:span><text:span text:style-name="T18">Que signifie-t-’il (quel mot désigne chaque lettre) ? </text:span><text:span text:style-name="T22"><text:s/></text:span><text:span text:style-name="T16"><text:tab/></text:span></text:p>
      <text:p text:style-name="P34"><text:span text:style-name="T14">C</text:span>omment désigne t’on les différentes « versions » de linux ?<text:span text:style-name="T37"> </text:span><text:span text:style-name="T16"><text:tab/></text:span></text:p>
      <text:p text:style-name="P32"><text:span text:style-name="T18">Qu’est-ce qu’une partition ?</text:span><text:span text:style-name="T22"> </text:span><text:span text:style-name="T16"><text:tab/></text:span></text:p>
      <text:p text:style-name="P33"><text:span text:style-name="T21">Q</text:span><text:span text:style-name="T18">ue contient une partition étendue ? </text:span><text:span text:style-name="T22"><text:s/></text:span><text:span text:style-name="T16"><text:tab/></text:span></text:p>
      <text:p text:style-name="P16">Que représente / sous Linux ? <text:span text:style-name="T16"><text:tab/></text:span></text:p>
      <text:p text:style-name="P17"><text:span text:style-name="T2">Qu'est-ce que le SWAP sous Linux ?</text:span> <text:span text:style-name="T16"><text:tab/></text:span></text:p>
      <text:p text:style-name="P18">A quoi sert-il ?<text:span text:style-name="T26"> </text:span><text:span text:style-name="T16"><text:tab/></text:span></text:p>
      <text:p text:style-name="P30"><text:s/><text:tab/></text:p>
      <text:p text:style-name="P18">C'est quoi une licence Copyleft ?<text:span text:style-name="T17"> </text:span><text:span text:style-name="T16"><text:tab/></text:span></text:p>
      <text:p text:style-name="P30"><text:s/><text:tab/></text:p>
      <text:p text:style-name="P18">C'est quoi un programme open source ?<text:span text:style-name="T17"> </text:span><text:span text:style-name="T16"><text:tab/></text:span></text:p>
      <text:p text:style-name="P27"><text:span text:style-name="T20">Quelles sont l</text:span><text:span text:style-name="T21">es 4 libertés fondamentales </text:span><text:span text:style-name="T20">accordées par les</text:span><text:span text:style-name="T19"> </text:span><text:span text:style-name="T18">licence</text:span><text:span text:style-name="T19">s</text:span><text:span text:style-name="T18"> libre</text:span><text:span text:style-name="T19">s</text:span><text:span text:style-name="T21"> :</text:span></text:p>
      <text:p text:style-name="P27"><text:span text:style-name="T17"><text:s/></text:span><text:span text:style-name="T16"><text:tab/> </text:span><text:span text:style-name="T17"><text:s/></text:span><text:span text:style-name="T16"><text:tab/> </text:span><text:span text:style-name="T17"><text:s/></text:span><text:span text:style-name="T16"><text:tab/> </text:span><text:span text:style-name="T17"><text:s/></text:span><text:span text:style-name="T16"><text:tab/></text:span></text:p>
      <text:p text:style-name="P14"><text:soft-page-break/>Le Shell, commandes courantes</text:p>
      <text:p text:style-name="P11">Pour chaque étape indiquez la commande nécessaire pour réaliser l'action demandée et répondez aux questions. Considérez que les commandes s'enchaînent. Dans certains cas, soyez attentifs au contexte pour savoir quelle commande utiliser.</text:p>
      <text:p text:style-name="P28"><text:span text:style-name="T2">Déplacez vous dans le répertoire </text:span><text:span text:style-name="T4">Document</text:span><text:span text:style-name="T2"> de votre compte utilisateur :</text:span><text:span text:style-name="T17"> </text:span><text:span text:style-name="T16"><text:tab/></text:span></text:p>
      <text:p text:style-name="P28"><text:span text:style-name="T2">Créez un dossier </text:span><text:span text:style-name="T4">Examen de PIUM</text:span><text:span text:style-name="T2"> :</text:span><text:span text:style-name="T17"> </text:span><text:span text:style-name="T16"><text:tab/></text:span></text:p>
      <text:p text:style-name="P28"><text:span text:style-name="T2">Déplacez vous dans ce dossier :</text:span><text:span text:style-name="T17"> </text:span><text:span text:style-name="T16"><text:tab/></text:span></text:p>
      <text:p text:style-name="P28"><text:span text:style-name="T2">Créez un fichier texte nommé </text:span><text:span text:style-name="T4">Fichiers</text:span><text:span text:style-name="T2"> :</text:span><text:span text:style-name="T17"> </text:span><text:span text:style-name="T16"><text:tab/></text:span></text:p>
      <text:p text:style-name="P28"><text:span text:style-name="T2">Listez TOUS les fichiers et envoyer le résultat dans le fichier </text:span><text:span text:style-name="T4">Fichiers</text:span><text:span text:style-name="T2"> :</text:span><text:span text:style-name="T17"> </text:span><text:span text:style-name="T16"><text:tab/></text:span></text:p>
      <text:p text:style-name="P28"><text:span text:style-name="T2">Affichez le contenu de </text:span><text:span text:style-name="T4">Fichiers</text:span><text:span text:style-name="T2"> :</text:span><text:span text:style-name="T17"> </text:span><text:span text:style-name="T16"><text:tab/></text:span></text:p>
      <text:p text:style-name="P28"><text:span text:style-name="T2">Ajoutez la date du jour dans </text:span><text:span text:style-name="T4">Fichiers</text:span><text:span text:style-name="T2"> :</text:span><text:span text:style-name="T17"> </text:span><text:span text:style-name="T16"><text:tab/></text:span></text:p>
      <text:p text:style-name="P28"><text:span text:style-name="T2">Donnez la propriété de </text:span><text:span text:style-name="T4">Fichiers</text:span><text:span text:style-name="T2"> à </text:span><text:span text:style-name="T4">Martin</text:span><text:span text:style-name="T2"> et au groupe </text:span><text:span text:style-name="T4">Users</text:span><text:span text:style-name="T2"> :</text:span><text:span text:style-name="T17"> </text:span><text:span text:style-name="T16"><text:tab/></text:span></text:p>
      <text:p text:style-name="P21">Afficher les droits de <text:span text:style-name="T3">Fichiers</text:span> :<text:span text:style-name="T17"> </text:span><text:span text:style-name="T16"><text:tab/></text:span></text:p>
      <text:p text:style-name="P4">La commande affiche : <text:s/><text:line-break/><text:span text:style-name="T3">-rw-r--r-- <text:s/>1 Martin <text:s/>Users <text:s/>0 <text:s/>19 janv 15:40 Fichiers</text:span></text:p>
      <text:p text:style-name="P22">Qui peut lire ce fichier ?<text:span text:style-name="T17"> </text:span><text:span text:style-name="T16"><text:tab/></text:span></text:p>
      <text:p text:style-name="P22">Qui peut modifier ce fichier ?<text:span text:style-name="T17"> </text:span><text:span text:style-name="T16"><text:tab/></text:span></text:p>
      <text:p text:style-name="P22">Qui peut exécuter ce fichier ?<text:span text:style-name="T17"> </text:span><text:span text:style-name="T16"><text:tab/></text:span></text:p>
      <text:p text:style-name="P22">Que signifie le <text:span text:style-name="T3">-</text:span> en début de ligne ?<text:span text:style-name="T17"> </text:span><text:span text:style-name="T16"><text:tab/></text:span></text:p>
      <text:p text:style-name="P22">Ajoutez le droit de modifier le fichier aux utilisateurs autre que <text:span text:style-name="T3">Martin</text:span> et les membres du groupe <text:span text:style-name="T3">Users</text:span> :<text:span text:style-name="T17"> </text:span><text:span text:style-name="T16"><text:tab/></text:span></text:p>
      <text:p text:style-name="P22">Créez le chemin <text:span text:style-name="T3">Exo/PIUM/facile/</text:span> :<text:span text:style-name="T17"> </text:span><text:span text:style-name="T16"><text:tab/></text:span></text:p>
      <text:p text:style-name="P22">Renommez <text:span text:style-name="T3">facile</text:span> en <text:span text:style-name="T3">pe</text:span><text:span text:style-name="T5">n</text:span><text:span text:style-name="T3">ible</text:span> <text:span text:style-name="T28">sans vous déplacer</text:span><text:span text:style-name="T29"> dans l’arborescence des fichiers</text:span> :<text:span text:style-name="T17"> </text:span><text:span text:style-name="T16"><text:tab/><text:line-break/></text:span><text:span text:style-name="T17"> </text:span><text:span text:style-name="T16"><text:tab/></text:span></text:p>
      <text:p text:style-name="P22">Créez dans le répertoire parent (<text:span text:style-name="T3">Documents</text:span>) un lien<text:span text:style-name="T35"> </text:span>vers <text:span text:style-name="T3">penible</text:span> nommé <text:span text:style-name="T3">direct</text:span> (<text:span text:style-name="T29">toujours</text:span><text:span text:style-name="T27"> </text:span><text:span text:style-name="T28">sans vous déplacer</text:span>) :<text:span text:style-name="T17"> </text:span><text:span text:style-name="T16"><text:tab/></text:span></text:p>
      <text:p text:style-name="P22">Peut-on créer un lien physique vers un répertoire ?<text:span text:style-name="T17"> </text:span><text:span text:style-name="T16"><text:tab/></text:span></text:p>
      <text:p text:style-name="P22">Vérifiez le type du fichier <text:span text:style-name="T3">direct</text:span> :<text:span text:style-name="T17"> </text:span><text:span text:style-name="T16"><text:tab/></text:span></text:p>
      <text:p text:style-name="P22">Revenez dans le répertoire parent :<text:span text:style-name="T17"> </text:span><text:span text:style-name="T16"><text:tab/></text:span></text:p>
      <text:p text:style-name="P22">Allez dans le répertoire <text:span text:style-name="T3">penible</text:span> en utilisant le lien <text:span text:style-name="T3">direct</text:span>:<text:span text:style-name="T17"> </text:span><text:span text:style-name="T16"><text:tab/></text:span></text:p>
      <text:p text:style-name="P4"><text:soft-page-break/>Complétez la boucle suivante pour envoyer 10 fois les messages "<text:span text:style-name="T10">bonne</text:span><text:span text:style-name="T12">s</text:span><text:span text:style-name="T10"> </text:span><text:span text:style-name="T12">vacances</text:span>" et "<text:span text:style-name="T12">bonne rentrée</text:span>" dans le fichier <text:span text:style-name="T3">Souhaits</text:span> :</text:p>
      <text:p text:style-name="P7">for <text:span text:style-name="T15">_</text:span> <text:span text:style-name="T15">__</text:span> <text:span text:style-name="T18">{</text:span><text:span text:style-name="T15">_____</text:span><text:span text:style-name="T18">}</text:span> ; <text:span text:style-name="T15">__</text:span> </text:p>
      <text:p text:style-name="P8"><text:s text:c="4"/><text:span text:style-name="T15">____</text:span> "<text:span text:style-name="T10">bonne</text:span><text:span text:style-name="T12">s</text:span><text:span text:style-name="T10"> </text:span><text:span text:style-name="T12">vacances</text:span>" <text:span text:style-name="T15">__</text:span> Souhaits</text:p>
      <text:p text:style-name="P8"><text:s text:c="4"/><text:span text:style-name="T15">____</text:span> "<text:span text:style-name="T12">bonne rentrée</text:span>" <text:span text:style-name="T15">__</text:span> Souhaits</text:p>
      <text:p text:style-name="P9">____</text:p>
      <text:p text:style-name="P35">Triez le contenu du fichier <text:span text:style-name="T3">Souhaits</text:span> et enlevez les doublons :<text:line-break/><text:span text:style-name="T17"> </text:span><text:span text:style-name="T16"><text:tab/></text:span></text:p>
      <text:p text:style-name="P22">Déplacez le fichier <text:span text:style-name="T3">Souhaits</text:span> pour le placer 2 niveaux plus haut (dans <text:span text:style-name="T3">Exo</text:span>) avec un <text:span text:style-name="T28">chemin relatif</text:span> :<text:span text:style-name="T17"> </text:span><text:span text:style-name="T16"><text:tab/></text:span></text:p>
      <text:p text:style-name="P22">Vérifiez où vous êtes :<text:span text:style-name="T17"> </text:span><text:span text:style-name="T16"><text:tab/></text:span></text:p>
      <text:p text:style-name="P23">La commande indique :<text:line-break/><text:span text:style-name="T3">/home/visiteur/Documents/Examen de PIUM/Exo/PIUM/penible</text:span></text:p>
      <text:p text:style-name="P22">C'est un chemin absolu ou relatif ?<text:span text:style-name="T17"> </text:span><text:span text:style-name="T16"><text:tab/></text:span></text:p>
      <text:p text:style-name="P22">Utilisez une commande qui permet de revenir dans le dernier répertoire visité:<text:span text:style-name="T17"> </text:span><text:span text:style-name="T16"><text:tab/></text:span></text:p>
      <text:p text:style-name="P22">Vous êtes dans <text:span text:style-name="T3">Documents</text:span>, supprimez le répertoire <text:span text:style-name="T3">penible</text:span> qui est vide maintenant :<text:line-break/><text:span text:style-name="T17"> </text:span><text:span text:style-name="T16"><text:tab/></text:span></text:p>
      <text:p text:style-name="P22">Déplacez vous dans le répertoire <text:span text:style-name="T3">Examen de PIUM</text:span> avec <text:span text:style-name="T27">un </text:span><text:span text:style-name="T28">chemin absol</text:span><text:span text:style-name="T29">u</text:span><text:span text:style-name="T27"> </text:span>:<text:line-break/><text:span text:style-name="T17"> </text:span><text:span text:style-name="T16"><text:tab/></text:span></text:p>
      <text:p text:style-name="P29"><text:span text:style-name="T2">Supprimez le répertoire </text:span><text:span text:style-name="T4">Exo</text:span> :<text:span text:style-name="T17"> </text:span><text:span text:style-name="T16"><text:tab/></text:span></text:p>
      <text:p text:style-name="P22">Déplacez vous dans le répertoire <text:span text:style-name="T3">/home/visiteur/bin</text:span><text:span text:style-name="T30"> :</text:span><text:span text:style-name="T31"> </text:span><text:span text:style-name="T32"><text:tab/></text:span></text:p>
      <text:p text:style-name="P29">Le répertoire <text:s/><text:span text:style-name="T3">/home/visiteur/bin</text:span> contient un script nommé <text:span text:style-name="T3">prog.sh</text:span> qui vous appartient, modifiez les droits de ce fichier, donnez vous les droits de lecture, écriture, exécution et donnez juste le droit d'exécution à tous les autres :<text:span text:style-name="T17"> </text:span><text:span text:style-name="T16"><text:tab/></text:span></text:p>
      <text:p text:style-name="P22">Lancez <text:span text:style-name="T3">prog.sh</text:span> <text:span text:style-name="T28">avec un chemin absolu</text:span> :<text:span text:style-name="T17"> </text:span><text:span text:style-name="T16"><text:tab/></text:span></text:p>
      <text:p text:style-name="P22">Le script retourne des erreurs, lancez le avec un chemin relatif cette fois et en envoyant les erreurs dans un fichier log :<text:span text:style-name="T17"> </text:span><text:span text:style-name="T16"><text:tab/></text:span></text:p>
      <text:p text:style-name="P22">En consultant les erreurs vous constatez que le programme a besoin de votre nom d'utilisateur dans une variable nommée <text:span text:style-name="T3">NAME</text:span> de l'environnement. Ajouter cette variable avec la bonne valeur dans l'environnement :<text:span text:style-name="T17"> </text:span><text:span text:style-name="T16"><text:tab/></text:span></text:p>
      <text:p text:style-name="P22">Vérifier que la variable est bien dans l'environnement :<text:span text:style-name="T17"> </text:span><text:span text:style-name="T16"><text:tab/></text:span></text:p>
      <text:p text:style-name="P24"><text:soft-page-break/>Relancez le programme en envoyant toutes les sorties dans le même fichier, indiquer 3 manières de rediriger les sorties :<text:line-break/><text:span text:style-name="T17"> </text:span><text:span text:style-name="T16"><text:tab/></text:span><text:span text:style-name="T15"><text:line-break/></text:span><text:span text:style-name="T17"> </text:span><text:span text:style-name="T16"><text:tab/></text:span><text:span text:style-name="T15"><text:line-break/></text:span><text:span text:style-name="T17"> </text:span><text:span text:style-name="T16"><text:tab/></text:span></text:p>
      <text:p text:style-name="P22">Dans le répertoire courant il y a un fichier <text:span text:style-name="T3">nombre</text:span>, relancez le script en lui passant ce fichier en entrée :<text:span text:style-name="T17"> </text:span><text:span text:style-name="T16"><text:tab/></text:span></text:p>
      <text:p text:style-name="P22">Le script prend du temps à s'exécuter, comment le passer en arrière plan ?<text:span text:style-name="T17"> </text:span><text:span text:style-name="T16"><text:tab/></text:span></text:p>
      <text:p text:style-name="P22">Redémarrez son exécution en arrière plan :<text:span text:style-name="T17"> </text:span><text:span text:style-name="T16"><text:tab/></text:span></text:p>
      <text:p text:style-name="P22">Il met vraiment trop de temps, repassez le au premier plan :<text:span text:style-name="T17"> </text:span><text:span text:style-name="T16"><text:tab/></text:span></text:p>
      <text:p text:style-name="P22">Comment arrêtez le processus en force <text:span text:style-name="T33">avec un raccourcis clavier</text:span> ?<text:span text:style-name="T17"> </text:span><text:span text:style-name="T16"><text:tab/></text:span></text:p>
      <text:p text:style-name="P22">Votre machine fait du bruit et ralenti dangereusement, utilisez une commande pour examiner les processus les plus gourmands :<text:span text:style-name="T17"> </text:span><text:span text:style-name="T16"><text:tab/></text:span></text:p>
      <text:p text:style-name="P26">Le processus 76536 a créé plein de processus enfants nommés <text:span text:style-name="T3">calcul</text:span>, tuez les tous :<text:line-break/><text:span text:style-name="T17"> </text:span><text:span text:style-name="T16"><text:tab/></text:span></text:p>
      <text:p text:style-name="P22">Qu'est-ce qu'un processus zombie ?<text:span text:style-name="T17"> </text:span><text:span text:style-name="T16"><text:tab/></text:span></text:p>
      <text:p text:style-name="P25"><text:span text:style-name="T17"><text:s/></text:span><text:span text:style-name="T16"><text:tab/></text:span></text:p>
      <text:p text:style-name="P22">Qu'est-ce qu'un processus daemon ?<text:span text:style-name="T17"> </text:span><text:span text:style-name="T16"><text:tab/></text:span></text:p>
      <text:p text:style-name="P25"><text:span text:style-name="T17"><text:s/></text:span><text:span text:style-name="T16"><text:tab/></text:span></text:p>
      <text:p text:style-name="P22">Affichez la liste des signaux que l'on peut envoyer à un processus :<text:span text:style-name="T17"> </text:span><text:span text:style-name="T16"><text:tab/></text:span></text:p>
      <text:p text:style-name="P22">Le processus numéro 76536 consomme trop de mémoire et de processeur, tuez le violemment :<text:line-break/><text:span text:style-name="T17"> </text:span><text:span text:style-name="T16"><text:tab/></text:span></text:p>
      <text:p text:style-name="P22">Comment nomme-t-on le numéro d'un processus (abréviation en anglais) ?<text:span text:style-name="T17"> </text:span><text:span text:style-name="T16"><text:tab/></text:span></text:p>
      <text:p text:style-name="P22">Le signal SIGTERM (15) peut-il être ignoré par un processus ?<text:span text:style-name="T17"> </text:span><text:span text:style-name="T16"><text:tab/></text:span></text:p>
      <text:p text:style-name="P22">Affichez la liste des processus qui tournent dans tous vos terminaux pour vérifiez qu'il n'y a plus de processus <text:span text:style-name="T3">calcul</text:span> ou de processus 76536 en fonctionnement :<text:span text:style-name="T17"> </text:span><text:span text:style-name="T16"><text:tab/></text:span></text:p>
      <text:p text:style-name="P22">Dans quel fichier puis-je trouver le mot de passe crypté d'un utilisateur ?<text:line-break/><text:span text:style-name="T17"> </text:span><text:span text:style-name="T16"><text:tab/></text:span></text:p>
      <text:p text:style-name="P22">Dans quel fichier puis-je trouver les utilisateurs membres du groupe <text:span text:style-name="T6">u</text:span><text:span text:style-name="T3">sers</text:span> ?<text:line-break/><text:span text:style-name="T17"> </text:span><text:span text:style-name="T16"><text:tab/></text:span></text:p>
      <text:p text:style-name="P5"/>
      <text:p text:style-name="P5"><text:soft-page-break/>Dans quel fichier je peux m'attendre à trouver l'instruction suivante : <text:line-break/><text:span text:style-name="T6">alias lisp="clisp -modern -L french"</text:span> ?</text:p>
      <text:p text:style-name="P19"><text:span text:style-name="T17"><text:s/></text:span><text:span text:style-name="T16"><text:tab/></text:span></text:p>
      <text:p text:style-name="P6">Dans quel fichier puis-je m'attendre à trouver l'instruction suivante : <text:line-break/><text:span text:style-name="T3">PS1="\d-\t|\[\e[0;36m\]\u@\h:\w\[\033[00m\] $ "</text:span> ?</text:p>
      <text:p text:style-name="P19"><text:span text:style-name="T17"><text:s/></text:span><text:span text:style-name="T16"><text:tab/></text:span></text:p>
      <text:p text:style-name="P36">Dans quel fichier puis-je trouver le nom du Shell utilisé par <text:span text:style-name="T33">m</text:span><text:span text:style-name="T3">artin</text:span> ?<text:line-break/><text:span text:style-name="T17"> </text:span><text:span text:style-name="T16"><text:tab/></text:span></text:p>
      <text:p text:style-name="P10">Mon voisin vient d’utiliser <text:span text:style-name="T34">la commande</text:span> suivante, que fait-il (expliquer l’expression régulière <text:span text:style-name="T36">et la commande</text:span>) ?<text:line-break/><text:span text:style-name="T7">egrep </text:span><text:span text:style-name="T9">-r </text:span><text:span text:style-name="T7">"^</text:span><text:span text:style-name="T8">total: [1-9][0-9]* erreur[^s]$</text:span><text:span text:style-name="T7">" *.log</text:span></text:p>
      <text:p text:style-name="P20"><text:span text:style-name="T17"><text:s/></text:span><text:span text:style-name="T16"><text:tab/><text:line-break/></text:span><text:span text:style-name="T17"> </text:span><text:span text:style-name="T16"><text:tab/><text:line-break/></text:span><text:span text:style-name="T17"> </text:span><text:span text:style-name="T16"><text:tab/><text:line-break/></text:span><text:span text:style-name="T17"> </text:span><text:span text:style-name="T16"><text:tab/></text:span><text:span text:style-name="T17"> </text:span><text:span text:style-name="T16"><text:tab/><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fo:padding="0.049cm" fo:border-left="none" fo:border-right="none" fo:border-top="none" fo:border-bottom="0.06pt solid #808080" style:shadow="none"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fo:padding="0.049cm" fo:border-left="none" fo:border-right="none" fo:border-top="0.06pt solid #666666" fo:border-bottom="none" style:shadow="none" text:number-lines="false" text:line-number="0" style:writing-mode="pag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style>
    <style:style style:name="MT1" style:family="text">
      <style:text-properties officeooo:rsid="00044b13"/>
    </style:style>
    <style:style style:name="MT2" style:family="text">
      <style:text-properties officeooo:rsid="00224363"/>
    </style:style>
    <style:style style:name="MT3" style:family="text">
      <style:text-properties style:font-name="Courie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style:shadow="none"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Licence <text:s text:c="2"/><text:span text:style-name="MT1">d</text:span>’informatique à distance de Paris 8 – Pratique des machines<text:tab/><text:page-number text:select-page="current">3</text:page-number> sur <text:page-count>5</text:page-count></text:p>
      </style:header>
      <style:footer>
        <text:p text:style-name="MP1">Année 201<text:span text:style-name="MT2">7</text:span>-201<text:span text:style-name="MT2">8</text:span><text:tab/>Aline Hufschmitt (<text:span text:style-name="MT3">alinehuf@ai.univ-paris8.f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20:51:29.607764000</meta:creation-date>
    <dc:date>2018-09-23T18:22:13.987890443</dc:date>
    <meta:editing-duration>PT1H19M32S</meta:editing-duration>
    <meta:editing-cycles>29</meta:editing-cycles>
    <meta:generator>LibreOffice/5.2.7.2$MacOSX_X86_64 LibreOffice_project/2b7f1e640c46ceb28adf43ee075a6e8b8439ed10</meta:generator>
    <meta:document-statistic meta:table-count="1" meta:image-count="0" meta:object-count="0" meta:page-count="5" meta:paragraph-count="92" meta:word-count="929" meta:character-count="5851" meta:non-whitespace-character-count="4800"/>
  </office:meta>
</office:document-meta>
</file>